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e5" draw:opacity="100%"/>
      <style:paragraph-properties fo:margin-left="0cm" fo:margin-right="0cm" fo:text-align="start" style:justify-single-word="false" fo:orphans="2" fo:widows="2" fo:text-indent="0cm" style:auto-text-indent="false" fo:background-color="#ffffe5" fo:padding="0.159cm" fo:border="2.24pt solid #e8e8e8"/>
      <style:text-properties fo:font-variant="normal" fo:text-transform="none" fo:color="#000000" fo:letter-spacing="normal"/>
    </style:style>
    <style:style style:name="P2" style:family="paragraph" style:parent-style-name="Preformatted_20_Text">
      <loext:graphic-properties draw:fill="solid" draw:fill-color="#ffffe5" draw:opacity="100%"/>
      <style:paragraph-properties fo:margin-top="0cm" fo:margin-bottom="0.499cm" loext:contextual-spacing="false" fo:text-align="start" style:justify-single-word="false" fo:orphans="2" fo:widows="2" fo:background-color="#ffffe5" fo:padding="0.159cm" fo:border="2.24pt solid #e8e8e8"/>
      <style:text-properties fo:font-variant="normal" fo:text-transform="none" fo:color="#000000" fo:letter-spacing="normal"/>
    </style:style>
    <style:style style:name="P3" style:family="paragraph" style:parent-style-name="Preformatted_20_Text">
      <loext:graphic-properties draw:fill="solid" draw:fill-color="#ffffe5" draw:opacity="100%"/>
      <style:paragraph-properties fo:text-align="start" style:justify-single-word="false" fo:orphans="2" fo:widows="2" fo:background-color="#ffffe5" fo:padding="0.159cm" fo:border="2.24pt solid #e8e8e8"/>
      <style:text-properties fo:font-variant="normal" fo:text-transform="none" fo:color="#000000" fo:letter-spacing="normal"/>
    </style:style>
    <style:style style:name="P4" style:family="paragraph" style:parent-style-name="Preformatted_20_Text">
      <loext:graphic-properties draw:fill="solid" draw:fill-color="#ffffe5" draw:opacity="100%"/>
      <style:paragraph-properties fo:text-align="start" style:justify-single-word="false" fo:orphans="2" fo:widows="2" fo:background-color="#ffffe5" fo:padding="0.159cm" fo:border="2.24pt solid #e8e8e8"/>
      <style:text-properties fo:font-variant="normal" fo:text-transform="none" fo:color="#000000" style:font-name="Courier New" fo:font-size="9pt" fo:letter-spacing="normal" fo:font-style="normal" fo:font-weight="normal"/>
    </style:style>
    <style:style style:name="P5" style:family="paragraph" style:parent-style-name="Preformatted_20_Text">
      <loext:graphic-properties draw:fill="solid" draw:fill-color="#ffffe5" draw:opacity="100%"/>
      <style:paragraph-properties fo:text-align="start" style:justify-single-word="false" fo:orphans="2" fo:widows="2" fo:background-color="#ffffe5" fo:padding="0.159cm" fo:border="2.24pt solid #e8e8e8"/>
    </style:style>
    <style:style style:name="P6" style:family="paragraph" style:parent-style-name="Heading_20_2">
      <style:text-properties fo:font-variant="normal" fo:text-transform="none" fo:color="#000000" style:font-name="Arial" fo:font-size="14pt" fo:letter-spacing="normal" fo:font-style="normal" fo:font-weight="bold"/>
    </style:style>
    <style:style style:name="T1" style:family="text">
      <style:text-properties style:font-name="Courier New" fo:font-size="9pt" fo:font-style="normal" fo:font-weight="normal"/>
    </style:style>
    <style:style style:name="T2" style:family="text">
      <style:text-properties fo:color="#800000" style:font-name="Courier New" fo:font-size="9pt" fo:font-style="normal" fo:font-weight="normal"/>
    </style:style>
    <style:style style:name="T3" style:family="text">
      <style:text-properties fo:color="#0000ff" style:font-name="Courier New" fo:font-size="9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bookmark text:name="ctl00_ctl00_CC_CM_h3Example"/>Code for Write a menu driven shell script for Copy a file, Remove a file, Move a file in Unix / Linux / Ubuntu</text:h>
      <text:p text:style-name="P1"><text:bookmark text:name="ctl00_ctl00_CC_CM_lblExample"/><text:s text:c="4"/><text:span text:style-name="T1">clear</text:span></text:p>
      <text:p text:style-name="P3"><text:s text:c="8"/><text:span text:style-name="T1">echo </text:span><text:span text:style-name="T2">"Menu "</text:span></text:p>
      <text:p text:style-name="P3"><text:s text:c="8"/><text:span text:style-name="T1">echo </text:span><text:span text:style-name="T2">"1. COpy a File "</text:span></text:p>
      <text:p text:style-name="P3"><text:s text:c="8"/><text:span text:style-name="T1">echo </text:span><text:span text:style-name="T2">"2. Remove a file "</text:span></text:p>
      <text:p text:style-name="P3"><text:s text:c="8"/><text:span text:style-name="T1">echo </text:span><text:span text:style-name="T2">"3. Move a file"</text:span></text:p>
      <text:p text:style-name="P3"><text:s text:c="8"/><text:span text:style-name="T1">echo </text:span><text:span text:style-name="T2">"4. Quit"</text:span></text:p>
      <text:p text:style-name="P3"><text:s text:c="8"/><text:span text:style-name="T1">echo </text:span><text:span text:style-name="T2">"Enter ur Choice \c"</text:span></text:p>
      <text:p text:style-name="P3"><text:s text:c="8"/><text:span text:style-name="T1">read Choice</text:span></text:p>
      <text:p text:style-name="P3"><text:s text:c="8"/><text:span text:style-name="T3">case</text:span><text:span text:style-name="T2">"$Choice"</text:span><text:span text:style-name="T3">in</text:span></text:p>
      <text:p text:style-name="P3"><text:s text:c="11"/><text:span text:style-name="T1">1) echo </text:span><text:span text:style-name="T2">"Enter File name to copy \c"</text:span></text:p>
      <text:p text:style-name="P3"><text:s text:c="14"/><text:span text:style-name="T1">read f1</text:span></text:p>
      <text:p text:style-name="P3"><text:s text:c="14"/><text:span text:style-name="T1">echo </text:span><text:span text:style-name="T2">"Enter FIle name \c "</text:span></text:p>
      <text:p text:style-name="P3"><text:s text:c="10"/><text:span text:style-name="T1">read f2 <text:s text:c="8"/></text:span></text:p>
      <text:p text:style-name="P3"><text:s text:c="10"/><text:span text:style-name="T3">if</text:span><text:span text:style-name="T1"> [ -f $f1 ]</text:span></text:p>
      <text:p text:style-name="P3"><text:s text:c="10"/><text:span text:style-name="T1">then</text:span></text:p>
      <text:p text:style-name="P3"><text:s text:c="18"/><text:span text:style-name="T1">cp $f1 $f2</text:span></text:p>
      <text:p text:style-name="P3"><text:s text:c="14"/><text:span text:style-name="T3">else</text:span></text:p>
      <text:p text:style-name="P3"><text:s text:c="21"/><text:span text:style-name="T1">echo </text:span><text:span text:style-name="T2">"$f1 does not exist"</text:span></text:p>
      <text:p text:style-name="P3"><text:s text:c="14"/><text:span text:style-name="T1">fi</text:span></text:p>
      <text:p text:style-name="P3"><text:s text:c="14"/><text:span text:style-name="T1">;;</text:span></text:p>
      <text:p text:style-name="P3"><text:s text:c="10"/><text:span text:style-name="T1">2) echo </text:span><text:span text:style-name="T2">"Enter the File to be removed "</text:span></text:p>
      <text:p text:style-name="P3"><text:s text:c="13"/><text:span text:style-name="T1">read r1</text:span></text:p>
      <text:p text:style-name="P3"><text:s text:c="13"/><text:span text:style-name="T3">if</text:span><text:span text:style-name="T1"> [ -f $r1 ]</text:span></text:p>
      <text:p text:style-name="P3"><text:s text:c="13"/><text:span text:style-name="T1">then <text:s text:c="5"/></text:span></text:p>
      <text:p text:style-name="P3"><text:s text:c="19"/><text:span text:style-name="T1">rm -i $r1</text:span></text:p>
      <text:p text:style-name="P3"><text:s text:c="13"/><text:span text:style-name="T3">else</text:span><text:span text:style-name="T1"> </text:span></text:p>
      <text:p text:style-name="P3"><text:s text:c="18"/><text:span text:style-name="T1">echo </text:span><text:span text:style-name="T2">"$r1 file does not exist "</text:span></text:p>
      <text:p text:style-name="P3"><text:s text:c="13"/><text:span text:style-name="T1">fi</text:span></text:p>
      <text:p text:style-name="P3"><text:s text:c="13"/><text:span text:style-name="T1">;;</text:span></text:p>
      <text:p text:style-name="P3"><text:s text:c="9"/><text:span text:style-name="T1">3)</text:span></text:p>
      <text:p text:style-name="P3"><text:s text:c="12"/><text:span text:style-name="T1">echo </text:span><text:span text:style-name="T2">"Enter File name to move \c"</text:span></text:p>
      <text:p text:style-name="P3"><text:s text:c="12"/><text:span text:style-name="T1">read f1</text:span></text:p>
      <text:p text:style-name="P3"><text:s text:c="12"/><text:span text:style-name="T1">echo </text:span><text:span text:style-name="T2">"Enter destination \c "</text:span></text:p>
      <text:p text:style-name="P3"><text:s text:c="12"/><text:span text:style-name="T1">read f2</text:span></text:p>
      <text:p text:style-name="P3"><text:s text:c="12"/><text:span text:style-name="T3">if</text:span><text:span text:style-name="T1"> [ -f $f1 ]</text:span></text:p>
      <text:p text:style-name="P3"><text:s text:c="13"/><text:span text:style-name="T1">then </text:span></text:p>
      <text:p text:style-name="P3"><text:s text:c="17"/><text:span text:style-name="T3">if</text:span><text:span text:style-name="T1"> [ -d $f2 ]</text:span></text:p>
      <text:p text:style-name="P3"><text:s text:c="17"/><text:span text:style-name="T1">then</text:span></text:p>
      <text:p text:style-name="P3"><text:s text:c="22"/><text:span text:style-name="T1">mv $f1 $f2</text:span></text:p>
      <text:p text:style-name="P3"><text:s text:c="17"/><text:span text:style-name="T1">fi</text:span></text:p>
      <text:p text:style-name="P3"><text:s text:c="13"/><text:span text:style-name="T3">else</text:span></text:p>
      <text:p text:style-name="P3"><text:s text:c="17"/><text:span text:style-name="T1">echo </text:span><text:span text:style-name="T2">"$f1 does not exist"</text:span></text:p>
      <text:p text:style-name="P3"><text:s text:c="12"/><text:span text:style-name="T1">fi</text:span></text:p>
      <text:p text:style-name="P3"><text:s text:c="12"/><text:span text:style-name="T1">;;</text:span></text:p>
      <text:p text:style-name="P3"><text:s text:c="9"/><text:span text:style-name="T1">4) </text:span></text:p>
      <text:p text:style-name="P3"><text:s text:c="13"/><text:span text:style-name="T1">echo </text:span><text:span text:style-name="T2">"Exit......."</text:span></text:p>
      <text:p text:style-name="P3"><text:s text:c="13"/><text:span text:style-name="T1">exit;;</text:span></text:p>
      <text:p text:style-name="P3"><text:s text:c="8"/><text:span text:style-name="T1">esac</text:span></text:p>
      <text:p text:style-name="P5"/>
      <text:p text:style-name="P4">--------------------------------------------------------------------------------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OUTPUT:</text:p>
      <text:p text:style-name="P3"><text:s text:c="46"/></text:p>
      <text:p text:style-name="P3"><text:s text:c="7"/><text:span text:style-name="T1">$ sh38</text:span></text:p>
      <text:p text:style-name="P3"><text:s text:c="9"/><text:span text:style-name="T1">Menu</text:span></text:p>
      <text:p text:style-name="P3"><text:s text:c="9"/><text:span text:style-name="T1">1. COpy a File</text:span></text:p>
      <text:p text:style-name="P3"><text:s text:c="5"/><text:span text:style-name="T1">2. Remove a file</text:span></text:p>
      <text:p text:style-name="P3"><text:s text:c="5"/><text:span text:style-name="T1">3. Move a file</text:span></text:p>
      <text:p text:style-name="P3"><text:s text:c="5"/><text:span text:style-name="T1">4. Quit</text:span></text:p>
      <text:p text:style-name="P3"><text:s text:c="8"/><text:span text:style-name="T1">Enter ur Choice 1</text:span></text:p>
      <text:p text:style-name="P3"><text:s text:c="8"/><text:span text:style-name="T1">Enter File name to copy r1</text:span></text:p>
      <text:p text:style-name="P3"><text:s text:c="8"/><text:span text:style-name="T1">Enter FIle name r2</text:span></text:p>
      <text:p text:style-name="P3"><text:s text:c="4"/><text:span text:style-name="T1">$ sh38</text:span></text:p>
      <text:p text:style-name="P3"><text:s text:c="5"/><text:span text:style-name="T1">Menu</text:span></text:p>
      <text:p text:style-name="P3"><text:s text:c="5"/><text:span text:style-name="T1">1. COpy a File</text:span></text:p>
      <text:p text:style-name="P3"><text:s text:c="5"/><text:span text:style-name="T1">2. Remove a file</text:span></text:p>
      <text:p text:style-name="P3"><text:s text:c="5"/><text:span text:style-name="T1">3. Move a file</text:span></text:p>
      <text:p text:style-name="P3"><text:s text:c="9"/><text:span text:style-name="T1">4. Quit</text:span></text:p>
      <text:p text:style-name="P3"><text:s text:c="12"/><text:span text:style-name="T1">Enter ur Choice 3</text:span></text:p>
      <text:p text:style-name="P3"><text:s text:c="8"/><text:span text:style-name="T1">Enter File name to move r1</text:span></text:p>
      <text:p text:style-name="P3"><text:s text:c="8"/><text:span text:style-name="T1">Enter destination r3</text:span></text:p>
      <text:p text:style-name="P3"><text:s text:c="4"/><text:span text:style-name="T1">$ sh38</text:span></text:p>
      <text:p text:style-name="P3"><text:s text:c="5"/><text:span text:style-name="T1">Menu</text:span></text:p>
      <text:p text:style-name="P3"><text:s text:c="5"/><text:span text:style-name="T1">1. COpy a File</text:span></text:p>
      <text:p text:style-name="P3"><text:s text:c="5"/><text:span text:style-name="T1">2. Remove a file</text:span></text:p>
      <text:p text:style-name="P3"><text:s text:c="5"/><text:span text:style-name="T1">3. Move a file</text:span></text:p>
      <text:p text:style-name="P3"><text:s text:c="9"/><text:span text:style-name="T1">4. Quit</text:span></text:p>
      <text:p text:style-name="P3"><text:s text:c="12"/><text:span text:style-name="T1">Enter ur Choice 2</text:span></text:p>
      <text:p text:style-name="P3"><text:s text:c="12"/><text:span text:style-name="T1">Enter the File to be removed r1</text:span></text:p>
      <text:p text:style-name="P2"><text:s text:c="9"/><text:span text:style-name="T1">remove r1? y <text:s text:c="5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2:14:09.156613797</meta:creation-date>
    <dc:date>2018-03-24T12:16:49.681918555</dc:date>
    <meta:editing-duration>PT2M41S</meta:editing-duration>
    <meta:editing-cycles>1</meta:editing-cycles>
    <meta:document-statistic meta:table-count="0" meta:image-count="0" meta:object-count="0" meta:page-count="2" meta:paragraph-count="79" meta:word-count="261" meta:character-count="2002" meta:non-whitespace-character-count="963"/>
    <meta:generator>LibreOffice/5.4.5.1$Linux_X86_64 LibreOffice_project/40m0$Build-1</meta:generator>
  </office:meta>
</office:document-meta>
</file>